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break-before="page"/>
    </style:style>
    <style:style style:name="P7" style:family="paragraph" style:parent-style-name="Standard" style:master-page-name="Standard">
      <style:paragraph-properties fo:margin-top="0in" fo:margin-bottom="0in" loext:contextual-spacing="false" fo:text-align="end" style:justify-single-word="false" style:page-number="1"/>
    </style:style>
    <style:style style:name="P8" style:family="paragraph" style:parent-style-name="Standard">
      <style:paragraph-properties fo:margin-left="0in" fo:margin-right="0in" fo:margin-top="0in" fo:margin-bottom="0in" loext:contextual-spacing="false" fo:text-indent="0.5in" style:auto-text-indent="false"/>
    </style:style>
    <style:style style:name="P9"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0" style:family="paragraph">
      <style:paragraph-properties fo:margin-top="0in" fo:margin-bottom="0in" fo:line-height="100%" fo:text-align="start"/>
    </style:style>
    <style:style style:name="P11" style:family="paragraph">
      <loext:graphic-properties draw:fill="solid" draw:fill-color="#cfe2f3"/>
      <style:paragraph-properties fo:margin-top="0in" fo:margin-bottom="0in" fo:line-height="100%" fo:text-align="start"/>
    </style:style>
    <style:style style:name="P12" style:family="paragraph">
      <style:paragraph-properties fo:margin-top="0in" fo:margin-bottom="0in" fo:line-height="100%" fo:text-align="center"/>
    </style:style>
    <style:style style:name="P13" style:family="paragraph">
      <loext:graphic-properties draw:fill="solid" draw:fill-color="#ff0000"/>
      <style:paragraph-properties fo:margin-top="0in" fo:margin-bottom="0in" fo:line-height="100%" fo:text-align="center"/>
    </style:style>
    <style:style style:name="P14" style:family="paragraph">
      <loext:graphic-properties draw:fill="solid" draw:fill-color="#cfe2f3"/>
      <style:paragraph-properties fo:margin-top="0in" fo:margin-bottom="0in" fo:line-height="100%" fo:text-align="center"/>
    </style:style>
    <style:style style:name="P15" style:family="paragraph">
      <loext:graphic-properties draw:fill="none"/>
      <style:paragraph-properties fo:text-align="start"/>
    </style:style>
    <style:style style:name="P16" style:family="paragraph">
      <loext:graphic-properties draw:fill="solid" draw:fill-color="#f9cb9c"/>
      <style:paragraph-properties fo:margin-top="0in" fo:margin-bottom="0in" fo:line-height="100%" fo:text-align="start"/>
    </style:style>
    <style:style style:name="P17" style:family="paragraph">
      <loext:graphic-properties draw:fill="solid" draw:fill-color="#f9cb9c"/>
      <style:paragraph-properties fo:margin-top="0in" fo:margin-bottom="0in" fo:line-height="100%" fo:text-align="center"/>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gr1" style:family="graphic">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fo:min-height="0.1398in" fo:min-width="0.7366in" fo:padding-top="0.1in" fo:padding-bottom="0.1in" fo:padding-left="0.1in" fo:padding-right="0.1in" fo:wrap-option="wrap" style:run-through="background"/>
    </style:style>
    <style:style style:name="gr3" style:family="graphic">
      <style:graphic-properties draw:stroke="solid" svg:stroke-width="0.0102in" svg:stroke-color="#000000" draw:stroke-linejoin="round" draw:fill="solid" draw:fill-color="#cfe2f3" draw:textarea-vertical-align="middle" draw:auto-grow-height="false" draw:fit-to-size="false" fo:min-height="0.1827in" fo:min-width="0.7736in" fo:padding-top="0.1in" fo:padding-bottom="0.1in" fo:padding-left="0.1in" fo:padding-right="0.1in" fo:wrap-option="wrap" style:run-through="background"/>
    </style:style>
    <style:style style:name="gr4" style:family="graphic">
      <style:graphic-properties draw:stroke="solid" svg:stroke-width="0.0102in" svg:stroke-color="#000000" draw:stroke-linejoin="round" draw:fill="solid" draw:fill-color="#cfe2f3" draw:textarea-vertical-align="middle" draw:auto-grow-height="false" draw:fit-to-size="false" fo:min-height="0.1827in" fo:min-width="0.8728in" fo:padding-top="0.1in" fo:padding-bottom="0.1in" fo:padding-left="0.1in" fo:padding-right="0.1in" fo:wrap-option="wrap" style:run-through="background"/>
    </style:style>
    <style:style style:name="gr5" style:family="graphic">
      <style:graphic-properties draw:stroke="solid" svg:stroke-width="0.0102in" svg:stroke-color="#000000" draw:stroke-linejoin="round" draw:fill="solid" draw:fill-color="#cfe2f3" draw:textarea-vertical-align="middle" draw:auto-grow-height="false" draw:fit-to-size="false" fo:min-height="0.1835in" fo:min-width="0.6571in" fo:padding-top="0.1in" fo:padding-bottom="0.1in" fo:padding-left="0.1in" fo:padding-right="0.1in" fo:wrap-option="wrap" style:run-through="background"/>
    </style:style>
    <style:style style:name="gr6" style:family="graphic">
      <style:graphic-properties draw:stroke="solid" svg:stroke-width="0.0102in" svg:stroke-color="#000000" draw:stroke-linejoin="round" draw:fill="solid" draw:fill-color="#ff0000" draw:textarea-vertical-align="middle" draw:auto-grow-height="false" draw:fit-to-size="false" fo:min-height="0.5835in" fo:min-width="0.2807in" fo:padding-top="0.1in" fo:padding-bottom="0.1in" fo:padding-left="0.1in" fo:padding-right="0.1in" fo:wrap-option="wrap" style:run-through="background"/>
    </style:style>
    <style:style style:name="gr7" style:family="graphic">
      <style:graphic-properties draw:stroke="solid" svg:stroke-width="0.0102in" svg:stroke-color="#000000" draw:stroke-linejoin="round" draw:fill="solid" draw:fill-color="#cfe2f3" draw:textarea-vertical-align="middle" draw:auto-grow-height="false" draw:fit-to-size="false" fo:min-height="1.3583in" fo:min-width="1.1173in" fo:padding-top="0.1in" fo:padding-bottom="0.1in" fo:padding-left="0.1in" fo:padding-right="0.1in" fo:wrap-option="wrap" style:run-through="background"/>
    </style:style>
    <style:style style:name="gr8"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693in" fo:min-width="0.4339in" fo:padding-top="0.1in" fo:padding-bottom="0.1in" fo:padding-left="0.1in" fo:padding-right="0.1in" fo:wrap-option="wrap" style:run-through="background"/>
    </style:style>
    <style:style style:name="gr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0154in" fo:min-width="0.422in" fo:padding-top="0.1in" fo:padding-bottom="0.1in" fo:padding-left="0.1in" fo:padding-right="0.1in" fo:wrap-option="wrap" style:run-through="background"/>
    </style:style>
    <style:style style:name="gr1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3417in" fo:padding-top="0.1in" fo:padding-bottom="0.1in" fo:padding-left="0.1in" fo:padding-right="0.1in" fo:wrap-option="wrap" style:run-through="background"/>
    </style:style>
    <style:style style:name="gr1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5638in" fo:padding-top="0.1in" fo:padding-bottom="0.1in" fo:padding-left="0.1in" fo:padding-right="0.1in" fo:wrap-option="wrap" style:run-through="background"/>
    </style:style>
    <style:style style:name="gr1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2681in" fo:min-width="0.8902in" fo:padding-top="0.1in" fo:padding-bottom="0.1in" fo:padding-left="0.1in" fo:padding-right="0.1in" fo:wrap-option="wrap" style:run-through="background"/>
    </style:style>
    <style:style style:name="gr13" style:family="graphic">
      <style:graphic-properties draw:stroke="solid" svg:stroke-width="0.0102in" svg:stroke-color="#000000" draw:stroke-linejoin="round" draw:fill="solid" draw:fill-color="#cfe2f3" draw:textarea-vertical-align="middle" draw:auto-grow-height="false" draw:fit-to-size="false" fo:min-height="0.1827in" fo:min-width="0.3425in" fo:padding-top="0.1in" fo:padding-bottom="0.1in" fo:padding-left="0.1in" fo:padding-right="0.1in" fo:wrap-option="wrap" style:run-through="background"/>
    </style:style>
    <style:style style:name="gr14" style:family="graphic">
      <style:graphic-properties draw:stroke="solid" svg:stroke-width="0.0102in" svg:stroke-color="#000000" draw:stroke-linejoin="round" draw:fill="solid" draw:fill-color="#f9cb9c" draw:textarea-vertical-align="middle" draw:auto-grow-height="false" draw:fit-to-size="false" fo:min-height="0.1827in" fo:min-width="0.5646in" fo:padding-top="0.1in" fo:padding-bottom="0.1in" fo:padding-left="0.1in" fo:padding-right="0.1in" fo:wrap-option="wrap" style:run-through="background"/>
    </style:style>
    <style:style style:name="gr15" style:family="graphic">
      <style:graphic-properties draw:stroke="solid" svg:stroke-width="0.0102in" svg:stroke-color="#000000" draw:stroke-linejoin="round" draw:fill="solid" draw:fill-color="#f9cb9c" draw:textarea-vertical-align="middle" draw:auto-grow-height="false" draw:fit-to-size="false" fo:min-height="0.1835in" fo:min-width="0.5646in" fo:padding-top="0.1in" fo:padding-bottom="0.1in" fo:padding-left="0.1in" fo:padding-right="0.1in" fo:wrap-option="wrap" style:run-through="background"/>
    </style:style>
    <style:style style:name="gr16" style:family="graphic">
      <style:graphic-properties draw:stroke="solid" svg:stroke-width="0.0102in" svg:stroke-color="#000000" draw:stroke-linejoin="round" draw:fill="solid" draw:fill-color="#f9cb9c" draw:textarea-vertical-align="middle" draw:auto-grow-height="false" draw:fit-to-size="false" fo:min-height="0.5283in" fo:min-width="0.1209in" fo:padding-top="0.1in" fo:padding-bottom="0.1in" fo:padding-left="0.1in" fo:padding-right="0.1in" fo:wrap-option="wrap" style:run-through="background"/>
    </style:style>
    <style:style style:name="gr17" style:family="graphic">
      <style:graphic-properties draw:stroke="solid" svg:stroke-width="0.0102in" svg:stroke-color="#000000" draw:stroke-linejoin="round" draw:fill="none" draw:textarea-vertical-align="middle" draw:auto-grow-height="false" draw:fit-to-size="false" fo:min-height="0in" fo:min-width="0in" fo:padding-top="0.1in" fo:padding-bottom="0.1in" fo:padding-left="0.1in" fo:padding-right="0.1in" fo:wrap-option="wrap" style:run-through="background"/>
    </style:style>
    <style:style style:name="gr18" style:family="graphic">
      <style:graphic-properties draw:stroke="solid" svg:stroke-width="0.0102in" svg:stroke-color="#000000" draw:stroke-linejoin="round" draw:fill="solid" draw:fill-color="#f9cb9c" draw:textarea-vertical-align="middle" draw:auto-grow-height="false" draw:fit-to-size="false" fo:min-height="0.2071in" fo:min-width="0.3425in" fo:padding-top="0.1in" fo:padding-bottom="0.1in" fo:padding-left="0.1in" fo:padding-right="0.1in" fo:wrap-option="wrap" style:run-through="background"/>
    </style:style>
    <style:style style:name="gr1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2807in" fo:min-width="0.2366in" fo:padding-top="0.1in" fo:padding-bottom="0.1in" fo:padding-left="0.1in" fo:padding-right="0.1in" fo:wrap-option="wrap" style:run-through="background"/>
    </style:style>
    <style:style style:name="gr2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8799in" fo:min-width="0.3047in" fo:padding-top="0.1in" fo:padding-bottom="0.1in" fo:padding-left="0.1in" fo:padding-right="0.1in" fo:wrap-option="wrap" style:run-through="background"/>
    </style:style>
    <style:style style:name="gr21" style:family="graphic">
      <style:graphic-properties draw:stroke="solid" svg:stroke-width="0.0102in" svg:stroke-color="#000000" draw:stroke-linejoin="round" draw:fill="none" draw:textarea-vertical-align="middle" draw:auto-grow-height="false" draw:fit-to-size="false" fo:min-height="0.0217in" fo:min-width="0in" fo:padding-top="0.1in" fo:padding-bottom="0.1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drew Armstrong</text:p>
      <text:p text:style-name="P2">Object Oriented Programming</text:p>
      <text:p text:style-name="P2">4/6/2017</text:p>
      <text:p text:style-name="P2"/>
      <text:p text:style-name="P3">Enrollment System Progress Report</text:p>
      <text:p text:style-name="P3"/>
      <text:p text:style-name="P1"><text:span text:style-name="T1">Version History 2/14/2017:</text:span></text:p>
      <text:p text:style-name="P4"/>
      <text:p text:style-name="P9">As mentioned by Dr. Andrew Sutton, there is currently a need for an improvement or replacement for many Universities’ enrollment software. The architecture of the proposed software will utilize databases containing but not limited to names of people, titles of courses, ID numbers, and other information relative to the University. Furthermore, the said databases will have hierarchal structures implemented within as a result of inheritance between structures. At a high-level overview, the software must manage the status all people officially affiliated with the University. </text:p>
      <text:p text:style-name="P5"/>
      <text:p text:style-name="P9">Examples of status management include creating entities for people who apply to the University and then updating full-time status, number of credits taken, number of credits in progress, credits needed for graduation, and other information considered to be relative to the person’s involvement with the University. The purpose of the proposed software is to provide a person a clear understanding of his or her current position at the University, and the steps that have to be taken to advance toward a goal.</text:p>
      <text:p text:style-name="P5"/>
      <text:p text:style-name="P9">Several different entities of people must be implemented, including students, professors, faculty, staff, applicants, and more. An executable program will be constructed to combine data from several databases and data sources to create or update each entity. In the high level illustration below, the data source object shown as a red box remains abstract to represent the possibility of several different data sources, such as application information and surveys.</text:p>
      <text:p text:style-name="P1"><draw:g text:anchor-type="paragraph" draw:z-index="0" draw:style-name="gr1"><draw:custom-shape draw:name="Shape 2" draw:style-name="gr2" draw:text-style-name="P11" svg:width="0.9362in" svg:height="0.3394in" svg:x="0.7449in" svg:y="0.1563in"><text:p text:style-name="P10"><text:span text:style-name="T3">Course Catalo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11" svg:width="0.9732in" svg:height="0.3823in" svg:x="0.7272in" svg:y="0.5579in"><text:p text:style-name="P10"><text:span text:style-name="T3">Affiliated Peop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1" svg:width="1.0724in" svg:height="0.3823in" svg:x="0.7083in" svg:y="1.0327in"><text:p text:style-name="P10"><text:span text:style-name="T3">Faculty Posi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11" svg:width="0.8567in" svg:height="0.3831in" svg:x="0.7083in" svg:y="1.5079in"><text:p text:style-name="P10"><text:span text:style-name="T3">Staff Posi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13" svg:width="0.4803in" svg:height="0.7831in" svg:x="0.7449in" svg:y="2.0201in"><text:p text:style-name="P12"><text:span text:style-name="T3">.</text:span></text:p><text:p text:style-name="P12"><text:span text:style-name="T3">.</text:span></text:p><text:p text:style-name="P12"><text:span text:style-name="T3">.</text:span></text:p><text:p text:style-name="P10"><text:span text:style-name="T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7" draw:text-style-name="P14" svg:width="1.5803in" svg:height="1.6894in" draw:transform="rotate (-1.5707963267949) translate (4.025in 0.55803258967629in)"><text:p text:style-name="P12"><text:span text:style-name="T3">Enrollment Manager</text:span></text:p><text:p text:style-name="P12"><text:span text:style-name="T3">Executable</text:span></text:p><draw:enhanced-geometry draw:mirror-horizontal="false" draw:mirror-vertical="false" draw:text-areas="?f10 ?f12 ?f11 ?f13" svg:viewBox="0 0 0 0" draw:type="ooxml-snip2SameRect" draw:modifiers="16667 0" draw:enhanced-path="M ?f3 0 L ?f4 0 ?f15 ?f3 ?f15 ?f7 ?f6 ?f14 ?f5 ?f14 0 ?f7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if(?f8 ,?f3 ,?f5 )"/><draw:equation draw:name="f10" draw:formula="?f9 *1/2"/><draw:equation draw:name="f11" draw:formula="logwidth+0-?f10 "/><draw:equation draw:name="f12" draw:formula="?f3 *1/2"/><draw:equation draw:name="f13" draw:formula="(?f7 +logheight)/2"/><draw:equation draw:name="f14" draw:formula="logheight"/><draw:equation draw:name="f15" draw:formula="logwidth"/><draw:equation draw:name="f16" draw:formula="logheight/2"/><draw:equation draw:name="f17" draw:formula="logwidth/2"/><draw:handle draw:handle-position="?f4 0" draw:handle-range-x-maximum="50000" draw:handle-range-x-minimum="0"/><draw:handle draw:handle-position="?f5 ?f14" draw:handle-range-x-maximum="50000" draw:handle-range-x-minimum="0"/></draw:enhanced-geometry></draw:custom-shape><draw:custom-shape draw:style-name="gr8" draw:text-style-name="P15" svg:width="0.6343in" svg:height="0.3697in" svg:x="1.6945in" svg:y="0.3354in"><text:p/><draw:enhanced-geometry draw:mirror-horizontal="false" draw:mirror-vertical="false" svg:viewBox="0 0 21600 21600" draw:type="mso-spt32" draw:enhanced-path="M 0 0 L 21600 21600 N"/></draw:custom-shape><draw:custom-shape draw:style-name="gr9" draw:text-style-name="P15" svg:width="0.6224in" svg:height="0.2157in" svg:x="1.7008in" svg:y="0.7736in"><text:p/><draw:enhanced-geometry draw:mirror-horizontal="false" draw:mirror-vertical="false" svg:viewBox="0 0 21600 21600" draw:type="mso-spt32" draw:enhanced-path="M 0 0 L 21600 21600 N"/></draw:custom-shape><draw:custom-shape draw:style-name="gr10" draw:text-style-name="P15" svg:width="0.5421in" svg:height="0.1043in" svg:x="1.7929in" svg:y="1.2425in"><text:p/><draw:enhanced-geometry draw:mirror-horizontal="false" draw:mirror-vertical="false" svg:viewBox="0 0 21600 21600" draw:type="mso-spt32" draw:enhanced-path="M 0 0 L 21600 21600 N"/></draw:custom-shape><draw:custom-shape draw:style-name="gr11" draw:text-style-name="P15" svg:width="0.7642in" svg:height="0.074in" draw:transform="rotate (-3.14159265358979) translate (2.36041666666667in 1.72361111111111in)"><text:p/><draw:enhanced-geometry draw:mirror-horizontal="true" draw:mirror-vertical="false" svg:viewBox="0 0 21600 21600" draw:type="mso-spt32" draw:enhanced-path="M 0 0 L 21600 21600 N"/></draw:custom-shape><draw:custom-shape draw:style-name="gr12" draw:text-style-name="P15" svg:width="1.0906in" svg:height="0.4685in" draw:transform="rotate (-3.14159265358979) translate (2.34791666666667in 2.43402777777778in)"><text:p/><draw:enhanced-geometry draw:mirror-horizontal="true" draw:mirror-vertical="false" svg:viewBox="0 0 21600 21600" draw:type="mso-spt32" draw:enhanced-path="M 0 0 L 21600 21600 N"/></draw:custom-shape><draw:custom-shape draw:name="Shape 13" draw:style-name="gr13" draw:text-style-name="P11" svg:width="0.5421in" svg:height="0.3823in" svg:x="4.4811in" svg:y="0.3228in"><text:p text:style-name="P10"><text:span text:style-name="T3">Stud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4" draw:text-style-name="P16" svg:width="0.7642in" svg:height="0.3823in" svg:x="4.4811in" svg:y="0.6902in"><text:p text:style-name="P10"><text:span text:style-name="T3">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4" draw:text-style-name="P16" svg:width="0.7642in" svg:height="0.3823in" svg:x="4.4811in" svg:y="1.0724in"><text:p text:style-name="P10"><text:span text:style-name="T3">Credits in Prog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5" draw:text-style-name="P16" svg:width="0.7642in" svg:height="0.3831in" svg:x="4.4811in" svg:y="1.4547in"><text:p text:style-name="P10"><text:span text:style-name="T3">GP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6" draw:text-style-name="P17" svg:width="0.3205in" svg:height="0.728in" svg:x="4.7028in" svg:y="1.8228in"><text:p text:style-name="P12"><text:span text:style-name="T3">.</text:span></text:p><text:p text:style-name="P12"><text:span text:style-name="T3">.</text:span></text:p><text:p text:style-name="P12"><text:span text:style-name="T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15" svg:width="0.0059in" svg:height="0.0768in" svg:x="4.8602in" svg:y="1.0417in"><text:p/><draw:enhanced-geometry draw:mirror-horizontal="true" draw:mirror-vertical="false" svg:viewBox="0 0 21600 21600" draw:type="mso-spt32" draw:enhanced-path="M 0 0 L 21600 21600 N"/></draw:custom-shape><draw:custom-shape draw:style-name="gr17" draw:text-style-name="P15" svg:width="0.0059in" svg:height="0.0768in" svg:x="4.8602in" svg:y="1.4319in"><text:p/><draw:enhanced-geometry draw:mirror-horizontal="true" draw:mirror-vertical="false" svg:viewBox="0 0 21600 21600" draw:type="mso-spt32" draw:enhanced-path="M 0 0 L 21600 21600 N"/></draw:custom-shape><draw:custom-shape draw:style-name="gr17" draw:text-style-name="P15" svg:width="0.0059in" svg:height="0.0776in" svg:x="4.8602in" svg:y="1.7819in"><text:p/><draw:enhanced-geometry draw:mirror-horizontal="true" draw:mirror-vertical="false" svg:viewBox="0 0 21600 21600" draw:type="mso-spt32" draw:enhanced-path="M 0 0 L 21600 21600 N"/></draw:custom-shape><draw:custom-shape draw:style-name="gr17" draw:text-style-name="P15" svg:width="0.0059in" svg:height="0.0768in" svg:x="4.8602in" svg:y="0.6465in"><text:p/><draw:enhanced-geometry draw:mirror-horizontal="true" draw:mirror-vertical="false" svg:viewBox="0 0 21600 21600" draw:type="mso-spt32" draw:enhanced-path="M 0 0 L 21600 21600 N"/></draw:custom-shape><draw:custom-shape draw:name="Shape 22" draw:style-name="gr13" draw:text-style-name="P14" svg:width="0.5421in" svg:height="0.3823in" svg:x="4.5244in" svg:y="2.6744in"><text:p text:style-name="P12"><text:span text:style-name="T3">.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8" draw:text-style-name="P17" svg:width="0.5421in" svg:height="0.4067in" svg:x="4.5244in" svg:y="3.0571in"><text:p text:style-name="P12"><text:span text:style-name="T3">.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5" svg:width="0.437in" svg:height="0.4807in" draw:transform="rotate (-3.14159265358979) translate (4.47986111111111in 0.995138888888889in)"><text:p/><draw:enhanced-geometry draw:mirror-horizontal="true" draw:mirror-vertical="false" svg:viewBox="0 0 21600 21600" draw:type="mso-spt32" draw:enhanced-path="M 0 0 L 21600 21600 N"/></draw:custom-shape><draw:custom-shape draw:style-name="gr20" draw:text-style-name="P15" svg:width="0.5051in" svg:height="1.0803in" svg:x="4.0374in" svg:y="1.6126in"><text:p/><draw:enhanced-geometry draw:mirror-horizontal="false" draw:mirror-vertical="false" svg:viewBox="0 0 21600 21600" draw:type="mso-spt32" draw:enhanced-path="M 0 0 L 21600 21600 N"/></draw:custom-shape><draw:custom-shape draw:style-name="gr21" draw:text-style-name="P15" svg:width="0.0795in" svg:height="0.2217in" draw:transform="rotate (-3.14159265358979) translate (1.70069444444444in 2.37847222222222in)"><text:p/><draw:enhanced-geometry draw:mirror-horizontal="true" draw:mirror-vertical="false" svg:viewBox="0 0 21600 21600" draw:type="mso-spt32" draw:enhanced-path="M 0 0 L 21600 21600 N"/></draw:custom-shape><draw:custom-shape draw:style-name="gr21" draw:text-style-name="P15" svg:width="0.0795in" svg:height="0.2217in" draw:transform="rotate (-3.14159265358979) translate (1.75in 2.37847222222222in)"><text:p/><draw:enhanced-geometry draw:mirror-horizontal="true" draw:mirror-vertical="false" svg:viewBox="0 0 21600 21600" draw:type="mso-spt32" draw:enhanced-path="M 0 0 L 21600 21600 N"/></draw:custom-shape><draw:custom-shape draw:style-name="gr21" draw:text-style-name="P15" svg:width="0.0795in" svg:height="0.2217in" draw:transform="rotate (-3.14159265358979) translate (4.25902777777778in 2.1125in)"><text:p/><draw:enhanced-geometry draw:mirror-horizontal="true" draw:mirror-vertical="false" svg:viewBox="0 0 21600 21600" draw:type="mso-spt32" draw:enhanced-path="M 0 0 L 21600 21600 N"/></draw:custom-shape><draw:custom-shape draw:style-name="gr21" draw:text-style-name="P15" svg:width="0.0795in" svg:height="0.2217in" draw:transform="rotate (-3.14159265358979) translate (4.30277777777778in 2.15625in)"><text:p/><draw:enhanced-geometry draw:mirror-horizontal="true" draw:mirror-vertical="false" svg:viewBox="0 0 21600 21600" draw:type="mso-spt32" draw:enhanced-path="M 0 0 L 21600 21600 N"/></draw:custom-shape></draw:g></text:p>
      <text:p text:style-name="P1"/>
      <text:p text:style-name="P1"/>
      <text:p text:style-name="Standard"/>
      <text:p text:style-name="P6"/>
      <text:p text:style-name="P1"><text:span text:style-name="T1">Edit 3/9/2017:</text:span></text:p>
      <text:p text:style-name="P4"/>
      <text:p text:style-name="P1"><text:tab/>The enrollment manager executable software contains several classes that contain member variables from various databases. Each class represents information that can be obtained through parsing the database relative to the class. Classes and databases that have been considered for implementation so far include Person, Applicant, Member, Employee, Student, Professor, Building, Classroom, Class, Course, Department, College, and School. All information contained in these classes and retrieved from databases must be necessary information for a position at a given University. Any extra information in the databases considered to be unnecessary will be ignored. </text:p>
      <text:p text:style-name="P1"/>
      <text:p text:style-name="P1"><text:tab/>The problems that can be solved with the proposed enrollment system include fixing the rigidness of enrollment between different school entities, such as transient students taking courses at multiple schools. The scope of the proposed project could potentially standardize enrollment by creating a universal enrollment system flexible enough to be used by all schools. Depending on the particular school, it currently may be difficult for a person to fully understand where he or she stands in terms of status at the school. That is, it may be difficult for a student to understand all of the requirements and current progress towards a degree he or she intends to earn. The proposed enrollment system will take such information into account per person and provide a clear and concise display of current standing and what needs to be done to progress toward each particular person’s intended objective at the school.</text:p>
      <text:p text:style-name="P1"><text:tab/></text:p>
      <text:p text:style-name="P1"><text:tab/>Dependencies for the proposed enrollment system include databases containing sufficient data. Examples of databases with sufficient data include a Person database containing a name and social security number, a building database including the name of all buildings on a campus, a classroom database containing all rooms that classes can be taught in inside a given building, a College database containing the required courses, a Department database containing at least employees, and so on. Such databases can be simple text files with entries separated by line breaks or other formatting that can be interpreted and utilized in the parsers to be designed for each class.</text:p>
      <text:p text:style-name="P1"><text:tab/></text:p>
      <text:p text:style-name="P1"><text:tab/>Currently, the program contains several classes in a hierarchical fashion to give an idea of what information is required for each object and differences between objects. To show that the inheritance of each object has been implemented in a way that will not cause errors at compilation, the main function of the program currently prints “Testing work in progress for successful compilation” to standard output. The flow of logic for parsing the Person objects is shown with general terms such as “member” and general conditional statements, where “member” pertains to the member variable of the object to be parsed given the conditional statement. The program “enrsys.cpp” can be downloaded from <text:a xlink:type="simple" xlink:href="https://github.com/ArmstrongGAndrew/enrollment_system" text:style-name="Internet_20_link" text:visited-style-name="Visited_20_Internet_20_Link"><text:span text:style-name="T2">https://github.com/ArmstrongGAndrew/enrollment_system</text:span></text:a> and can be compiled using the command “g++ -O3 enrsys.cpp -o enrollment_system” in a linux terminal. The program can then be executed using the command “./enrollment_system” in the terminal if in the executable’s directory.</text:p>
      <text:p text:style-name="P1"><text:span text:style-name="T1">Edit 4/5/2017</text:span></text:p>
      <text:p text:style-name="P1"/>
      <text:p text:style-name="P8">In the 3/9/2017 edit, the class orientation and hierarchy was implemented to provide a foundation for the behavior of objects. Class orientation in the current edit has been slightly modified, namely between objects representing people and objects not representing people. The Student class is the most affected by the change in object-orientation such that additional member variables consist of a vector of Classes and a vector of Courses in addition to previously implemented member variables. </text:p>
      <text:p text:style-name="P8">In addition to the change of orientation, purely virtual functions in the base class Value have been added, several classes’ default constructors have been implemented, and an operator overload has been implemented to provide a reference for future edits. Every derived class has a unique display function and weight value calculator function overriding the base class Value’s pure virtual functions. In order to simplify constructors and member variable modifications, operator overloads are used for classes containing separate, non-derived class objects.</text:p>
      <text:p text:style-name="P1"/>
      <text:p text:style-name="P1"/>
      <text:p text:style-name="P1"><text:span text:style-name="T1">Introspection</text:span></text:p>
      <text:p text:style-name="P1"/>
      <text:p text:style-name="P8">Every object in the system contains a weight value and display function that must be derived from the base class Value. With a return of type int, the val() function can both update the total weight of the object and return the derived class’s local weight separate from subclasses. All implemented classes are derived from the Value class in order to maintain simple weight value comparisons and displays with the bonus consequence of code in which the flow is easier to read and follow. <text:s/></text:p>
      <text:p text:style-name="P8">In the class Person, constructors are overloaded for the event that a Person object is created without both the name and serial number. One scenario of such a case may be an incomplete submission of a form containing information about the person. Due to the fact that multiple member variables of the Person class share the same variable type, only one constructor per shared member variable type can be implemented rather than overloading multiple constructors for the single variable type and must account for distinguishing which of the variables to initialize. </text:p>
      <text:p text:style-name="P8">Course is only a derived class of Value rather than being a derived class of Class because there is not much commonality between Course and Class. In fact, the major content of Course is a vector of Classes. A class is not a Course nor vice versa, therefore proper data abstraction calls for the absence of class inheritance. Classes that are similar to the Department class such that a separately derived class contains a member variable of said class object (Deparment in this case), may utilize operator overloads to simplify assignments within the separately derived classes for proper data abstr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2" meta:word-count="1171" meta:character-count="7645" meta:non-whitespace-character-count="6482"/>
    <meta:generator>LibreOfficeDev/5.1.0.3$Linux_X86_64 LibreOffice_project/</meta:generator>
  </office:meta>
</office:document-meta>
</file>